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1.0174in" style:rel-column-width="6589*"/>
    </style:style>
    <style:style style:name="Table1.B" style:family="table-column">
      <style:table-column-properties style:column-width="4.55in" style:rel-column-width="29472*"/>
    </style:style>
    <style:style style:name="Table1.C" style:family="table-column">
      <style:table-column-properties style:column-width="4.5507in" style:rel-column-width="29474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Liberation Sans"/>
    </style:style>
    <style:style style:name="P2" style:family="paragraph" style:parent-style-name="Table_20_Contents">
      <style:text-properties style:font-name="Liberation Sans" officeooo:rsid="0017f311" officeooo:paragraph-rsid="0017f311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" officeooo:rsid="0017f311" officeooo:paragraph-rsid="0017f311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officeooo:rsid="0017f311" officeooo:paragraph-rsid="0018f889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weight="bold" officeooo:rsid="0017f311" officeooo:paragraph-rsid="0017f311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weight="bold" officeooo:rsid="0017f311" officeooo:paragraph-rsid="0018f889" style:font-weight-asian="bold" style:font-weight-complex="bold"/>
    </style:style>
    <style:style style:name="P8" style:family="paragraph" style:parent-style-name="Table_20_Contents">
      <style:text-properties style:font-name="Liberation Sans" fo:font-weight="bold" officeooo:rsid="0017f311" officeooo:paragraph-rsid="0017f311" style:font-weight-asian="bold" style:font-weight-complex="bold"/>
    </style:style>
    <style:style style:name="P9" style:family="paragraph" style:parent-style-name="Table_20_Contents">
      <style:text-properties style:font-name="Liberation Sans" fo:font-weight="bold" officeooo:rsid="0018f889" officeooo:paragraph-rsid="0018f889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weight="bold" officeooo:rsid="0018f889" officeooo:paragraph-rsid="0018f889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weight="bold" officeooo:rsid="0018f889" officeooo:paragraph-rsid="001a94e1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fo:font-weight="bold" officeooo:rsid="001a94e1" officeooo:paragraph-rsid="001a94e1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" fo:font-weight="normal" officeooo:rsid="0017f311" officeooo:paragraph-rsid="0018f889" style:font-weight-asian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fo:font-weight="normal" officeooo:rsid="001a94e1" officeooo:paragraph-rsid="001a94e1" style:font-weight-asian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" officeooo:rsid="001a94e1" officeooo:paragraph-rsid="001a94e1"/>
    </style:style>
    <style:style style:name="P16" style:family="paragraph" style:parent-style-name="Text_20_body">
      <style:text-properties style:font-name="Liberation Sans"/>
    </style:style>
    <style:style style:name="P17" style:family="paragraph" style:parent-style-name="Text_20_body">
      <style:text-properties style:font-name="Liberation Sans" style:text-underline-style="solid" style:text-underline-width="auto" style:text-underline-color="font-color" fo:font-weight="bold" officeooo:rsid="0017f311" officeooo:paragraph-rsid="0017f311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" fo:font-weight="bold" officeooo:rsid="001a94e1" officeooo:paragraph-rsid="001a94e1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Liberation Sans" officeooo:rsid="001a94e1" officeooo:paragraph-rsid="001c087c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" officeooo:rsid="001c087c" officeooo:paragraph-rsid="001c087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f889" style:font-weight-asian="bold" style:font-weight-complex="bold"/>
    </style:style>
    <style:style style:name="T3" style:family="text">
      <style:text-properties fo:font-weight="bold" officeooo:rsid="001a94e1" style:font-weight-asian="bold" style:font-weight-complex="bold"/>
    </style:style>
    <style:style style:name="T4" style:family="text">
      <style:text-properties officeooo:rsid="0018f889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a94e1"/>
    </style:style>
    <style:style style:name="T7" style:family="text">
      <style:text-properties officeooo:rsid="001c08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4">2</text:span> days, <text:span text:style-name="T4">Executive version</text:span>:</text:p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6">Day <text:span text:style-name="T4">2</text:span></text:p>
          </table:table-cell>
          <table:table-cell table:style-name="Table1.C1" office:value-type="string">
            <text:p text:style-name="P6">Day 2</text:p>
          </table:table-cell>
        </table:table-row>
        <table:table-row>
          <table:table-cell table:style-name="Table1.A2" table:number-rows-spanned="2" office:value-type="string">
            <text:p text:style-name="P8">Morning</text:p>
          </table:table-cell>
          <table:table-cell table:style-name="Table1.A2" office:value-type="string">
            <text:p text:style-name="P6">L1:</text:p>
            <text:p text:style-name="P3">Intro and Overvie<text:span text:style-name="T4">w</text:span></text:p>
          </table:table-cell>
          <table:table-cell table:style-name="Table1.C2" office:value-type="string">
            <text:p text:style-name="P15"><text:span text:style-name="T2">L</text:span><text:span text:style-name="T1">6: </text:span></text:p>
            <text:p text:style-name="P19"><text:span text:style-name="T7">T</text:span>he generated data in Openroad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6">L2:</text:p>
            <text:p text:style-name="P3">Workflow RTL-to-GDS</text:p>
          </table:table-cell>
          <table:table-cell table:style-name="Table1.C2" office:value-type="string">
            <text:p text:style-name="P3"><text:span text:style-name="T3">L7:</text:span> </text:p>
            <text:p text:style-name="P20">LVS/DRC reading</text:p>
          </table:table-cell>
        </table:table-row>
        <table:table-row>
          <table:table-cell table:style-name="Table1.A2" office:value-type="string">
            <text:p text:style-name="P8">Break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table:number-rows-spanned="2" office:value-type="string">
            <text:p text:style-name="P8">Afternoon</text:p>
          </table:table-cell>
          <table:table-cell table:style-name="Table1.A2" office:value-type="string">
            <text:p text:style-name="P6">L3:</text:p>
            <text:p text:style-name="P3">Dig. Design and example pick</text:p>
          </table:table-cell>
          <table:table-cell table:style-name="Table1.C2" office:value-type="string">
            <text:p text:style-name="P12">L8:</text:p>
            <text:p text:style-name="P15">Simulation and PPA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4"><text:span text:style-name="T1">L4:</text:span><text:span text:style-name="T5"/></text:p>
            <text:p text:style-name="P13">Openroad - First run</text:p>
          </table:table-cell>
          <table:table-cell table:style-name="Table1.C2" office:value-type="string">
            <text:p text:style-name="P12">L9:</text:p>
            <text:p text:style-name="P15">Scripting in Openroad</text:p>
          </table:table-cell>
        </table:table-row>
        <table:table-row>
          <table:table-cell table:style-name="Table1.A2" office:value-type="string">
            <text:p text:style-name="P9">Break</text:p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table:number-rows-spanned="2" office:value-type="string">
            <text:p text:style-name="P9">Evening</text:p>
          </table:table-cell>
          <table:table-cell table:style-name="Table1.A2" office:value-type="string">
            <text:p text:style-name="P7">L5:</text:p>
            <text:p text:style-name="P4">PDK Examination</text:p>
          </table:table-cell>
          <table:table-cell table:style-name="Table1.C2" office:value-type="string">
            <text:p text:style-name="P12">L10:</text:p>
            <text:p text:style-name="P14">GDS and Tapeout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10">Q &amp; A for L1-L5</text:p>
          </table:table-cell>
          <table:table-cell table:style-name="Table1.C2" office:value-type="string">
            <text:p text:style-name="P11">Q &amp; A for L<text:span text:style-name="T6">6</text:span>-L<text:span text:style-name="T6">10</text:span>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2T09:14:06.756546355</meta:creation-date>
    <dc:date>2024-07-02T11:30:20.631794731</dc:date>
    <meta:editing-duration>PT34M</meta:editing-duration>
    <meta:editing-cycles>4</meta:editing-cycles>
    <meta:generator>LibreOffice/7.6.7.2$Linux_X86_64 LibreOffice_project/60$Build-2</meta:generator>
    <meta:print-date>2024-07-02T09:40:33.740253248</meta:print-date>
    <meta:printed-by>PDF files</meta:printed-by>
    <meta:document-statistic meta:table-count="1" meta:image-count="0" meta:object-count="0" meta:page-count="1" meta:paragraph-count="30" meta:word-count="65" meta:character-count="332" meta:non-whitespace-character-count="295"/>
  </office:meta>
</office:document-meta>
</file>